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026430" officeooo:paragraph-rsid="00026430" style:font-name-asian="Courier" style:font-size-asian="12pt" style:font-name-complex="Courier" style:font-size-complex="12pt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ducation</text:p>
      <text:p text:style-name="P3">IIT KANPUR</text:p>
      <text:p text:style-name="P3">BS in Mathematics and Scientific Computing}</text:p>
      <text:p text:style-name="P3">Expected May 2018 | Kanpur, India</text:p>
      <text:p text:style-name="P3">CPI : 8.7</text:p>
      <text:p text:style-name="P3"/>
      <text:p text:style-name="P3">Delhi Public School Ranchi</text:p>
      <text:p text:style-name="P3">Grad. May 2014 | <text:s/>Ranchi, India</text:p>
      <text:p text:style-name="P3"/>
      <text:p text:style-name="P3">Coursework</text:p>
      <text:p text:style-name="P3">Undergraduate</text:p>
      <text:p text:style-name="P3">Linear Algebra</text:p>
      <text:p text:style-name="P3">Abstract Algebra </text:p>
      <text:p text:style-name="P3">Probability and Statistics </text:p>
      <text:p text:style-name="P3">Data Structures and Algorithms </text:p>
      <text:p text:style-name="P3">Discrete Math and Set Theory </text:p>
      <text:p text:style-name="P3">Graph Theory</text:p>
      <text:p text:style-name="P4">Multiagent systems</text:p>
      <text:p text:style-name="P3">Natural Language Processing </text:p>
      <text:p text:style-name="P3">Optimization Techniques </text:p>
      <text:p text:style-name="P3">Databases </text:p>
      <text:p text:style-name="P3">Bayesian Machine Learning</text:p>
      <text:p text:style-name="P3"/>
      <text:p text:style-name="P3">Research Interest</text:p>
      <text:p text:style-name="P3">Data Visualization </text:p>
      <text:p text:style-name="P3">Machine Learning </text:p>
      <text:p text:style-name="P3">Algorithms </text:p>
      <text:p text:style-name="P3">Discrete Mathematics </text:p>
      <text:p text:style-name="P3"/>
      <text:p text:style-name="P3">Skills</text:p>
      <text:p text:style-name="P3">Programming</text:p>
      <text:p text:style-name="P3">Comfortable</text:p>
      <text:p text:style-name="P3">C ,C++,Python,HTML,CSS,Git </text:p>
      <text:p text:style-name="P3">Familiar</text:p>
      <text:p text:style-name="P3">Pandas ,Matplotlib, Scikit-learn</text:p>
      <text:p text:style-name="P3"/>
      <text:p text:style-name="P3">Links </text:p>
      <text:p text:style-name="P3">Github:// \href{https://github.com/pratik1105}{\custombold{pratik1105}} \\</text:p>
      <text:p text:style-name="P3">LinkedIn:// <text:s/>\href{https://www.linkedin.com/in/pratik1105}{\custombold{pratik1105}} \\</text:p>
      <text:p text:style-name="P3">Facebook:// <text:s/>\href{https://www.facebook.com/pratik.mishra.9}{\custombold{pratik.mishra.9}} \\</text:p>
      <text:p text:style-name="P3">Twitter:// <text:s/>\href{https://twitter.com/pratikmishra001}{\custombold{@pratikmishra001}} \\</text:p>
      <text:p text:style-name="P3"><text:soft-page-break/>Quora:// <text:s/>\href{https://www.quora.com/profile/Pratik-Mishra-8}{\custombold{Pratik-Mishra-8}}</text:p>
      <text:p text:style-name="P3"/>
      <text:p text:style-name="P3"/>
      <text:p text:style-name="P3">EXPERIENCE</text:p>
      <text:p text:style-name="P3"/>
      <text:p text:style-name="P3">FUZZY LOGIX</text:p>
      <text:p text:style-name="P3">Software Engineering intern, Linear Algebra Optimization </text:p>
      <text:p text:style-name="P3">May 2017 s MKL.</text:p>
      <text:p text:style-name="P3">Performance tests for comparison with native system optimized libraries.</text:p>
      <text:p text:style-name="P3"/>
      <text:p text:style-name="P3">FUZZY LOGIX HACKATHON</text:p>
      <text:p text:style-name="P3">Computer Vision</text:p>
      <text:p text:style-name="P3">May 2017 | Bangalore, IN</text:p>
      <text:p text:style-name="P3"/>
      <text:p text:style-name="P3">Developed an application that allows image search on Amazon.com.</text:p>
      <text:p text:style-name="P3">Used Selenium, Clarifai API to scrape amazon results using extracted key-words and computed Image <text:s/>similarity to produce results.</text:p>
      <text:p text:style-name="P3"/>
      <text:p text:style-name="P3"/>
      <text:p text:style-name="P3">PROJECTS</text:p>
      <text:p text:style-name="P3"/>
      <text:p text:style-name="P3"/>
      <text:p text:style-name="P3">Fraud Prediction in Enron Dataset</text:p>
      <text:p text:style-name="P3">CS 671</text:p>
      <text:p text:style-name="P1"><text:span text:style-name="T1">Jul 2016 Apr 2017 | IIT Kanpur | Professor Harish Karnick | <text:s/>\href{https://github.com/pratik1105/CS-785}{github link}}</text:span></text:p>
      <text:p text:style-name="P3"/>
      <text:p text:style-name="P3">Studied and simulated an evolutionary model for rumor dissemination process in complex networks.</text:p>
      <text:p text:style-name="P3">The simulations were ran on Facebook New Orleans dataset and Email correspondence dataset.</text:p>
      <text:p text:style-name="P3"/>
      <text:p text:style-name="P3"/>
      <text:p text:style-name="P3">Optical Character Recognition</text:p>
      <text:p text:style-name="P3">Programming Club </text:p>
      <text:p text:style-name="P1"><text:span text:style-name="T1">Feb 2016 Nov 2016 | IIT Kanpur | Professor Purushottam Kar | <text:s/>\href{https://github.com/pratik1105/CS-774}{github link}}</text:span></text:p>
      <text:p text:style-name="P3"/>
      <text:p text:style-name="P3">Completed a reading project on problems of combinatorial optimization under the course Optimization Techniques</text:p>
      <text:p text:style-name="P3">Compiled applications and heuristic solutions to the Travelling Salesman Problem and Min-Max flow problem</text:p>
      <text:p text:style-name="P3"><text:soft-page-break/></text:p>
      <text:p text:style-name="P3"/>
      <text:p text:style-name="P3">Competitive Programming</text:p>
      <text:p text:style-name="P3"/>
      <text:p text:style-name="P3">2017<text:tab/> <text:s text:c="3"/>Qualified for ACM ICPC World Finals.</text:p>
      <text:p text:style-name="P3"/>
      <text:p text:style-name="P3">2017<text:tab/> <text:s text:c="5"/>\href{https://www.codechef.com/users/piedpiper}{Codechef profile} </text:p>
      <text:p text:style-name="P3"><text:tab/><text:tab/>Maximum rating of 6* (on a 7* scale).</text:p>
      <text:p text:style-name="P3">2017<text:tab/> <text:s text:c="5"/>\href{http://codeforces.com/profile/Pied.Piper}{Codeforces profile} </text:p>
      <text:p text:style-name="P3"><text:tab/><text:tab/>Maximum level reached : EXPERT </text:p>
      <text:p text:style-name="P3">2017<text:tab/> <text:s text:c="5"/>Kaggle <text:s text:c="2"/>Created visualizations for Datasets on Basketball and Game of thrones.</text:p>
      <text:p text:style-name="P3"/>
      <text:p text:style-name="P3"/>
      <text:p text:style-name="P3">Achievements</text:p>
      <text:p text:style-name="P3"/>
      <text:p text:style-name="P3"/>
      <text:p text:style-name="P3">2012 <text:tab/>National <text:s text:c="4"/>Indian National Mathematics Olympiad (INMO) Finalist.</text:p>
      <text:p text:style-name="P3">2010 <text:s text:c="3"/>National <text:s text:c="2"/>AIR 8 in DPS Science and Maths Competition</text:p>
      <text:p text:style-name="P3"/>
      <text:p text:style-name="P3">Extra Curricular</text:p>
      <text:p text:style-name="P3"/>
      <text:p text:style-name="P3">Maintain a personal blog for compositions \href{https://pratik1105.github.io/blog/}(LINK) </text:p>
      <text:p text:style-name="P3">Play Basketball, Football, Cricket, Table Tennis, Badminton 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date>2017-08-08T00:00:58.161429624</dc:date>
    <meta:editing-duration>PT22S</meta:editing-duration>
    <meta:editing-cycles>1</meta:editing-cycles>
    <meta:document-statistic meta:table-count="0" meta:image-count="0" meta:object-count="0" meta:page-count="3" meta:paragraph-count="71" meta:word-count="321" meta:character-count="2884" meta:non-whitespace-character-count="2568"/>
  </office:meta>
</office:document-meta>
</file>